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rsid="0019a1b1" officeooo:paragraph-rsid="0019a1b1"/>
    </style:style>
    <style:style style:name="P2" style:family="paragraph" style:parent-style-name="Standard">
      <style:text-properties officeooo:rsid="001a32db" officeooo:paragraph-rsid="001a32db"/>
    </style:style>
    <style:style style:name="P3" style:family="paragraph" style:parent-style-name="Standard">
      <style:text-properties officeooo:rsid="001abf51" officeooo:paragraph-rsid="001abf51"/>
    </style:style>
    <style:style style:name="P4" style:family="paragraph" style:parent-style-name="Standard">
      <style:text-properties officeooo:rsid="001be869" officeooo:paragraph-rsid="001be869"/>
    </style:style>
    <style:style style:name="P5" style:family="paragraph" style:parent-style-name="Standard">
      <style:paragraph-properties fo:margin-left="7.504cm" fo:margin-right="0cm" fo:text-indent="0cm" style:auto-text-indent="false"/>
      <style:text-properties officeooo:rsid="0019a1b1" officeooo:paragraph-rsid="0019a1b1"/>
    </style:style>
    <style:style style:name="P6" style:family="paragraph" style:parent-style-name="Standard">
      <style:paragraph-properties fo:margin-left="7.504cm" fo:margin-right="0cm" fo:text-indent="0cm" style:auto-text-indent="false"/>
      <style:text-properties officeooo:rsid="001abf51" officeooo:paragraph-rsid="001abf51"/>
    </style:style>
    <style:style style:name="T1" style:family="text">
      <style:text-properties officeooo:rsid="001be8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ython 装饰器</text:p>
      <text:p text:style-name="P1"/>
      <text:p text:style-name="P1">python作用域：LEGB</text:p>
      <text:p text:style-name="P1">local&gt;enclosing&gt;global&gt;build-in</text:p>
      <text:p text:style-name="P1"/>
      <text:p text:style-name="P2"/>
      <text:p text:style-name="P2"/>
      <text:p text:style-name="P2"/>
      <text:p text:style-name="P2"/>
      <text:p text:style-name="P6">DNS学习</text:p>
      <text:p text:style-name="P3"/>
      <text:p text:style-name="P3">BIND进阶——DNS递归迭代</text:p>
      <text:p text:style-name="P3">客户端：发起一次请求</text:p>
      <text:p text:style-name="P3">服务端<text:span text:style-name="T1">：发起多次请求</text:span></text:p>
      <text:p text:style-name="P3"/>
      <text:p text:style-name="P3">参数<text:span text:style-name="T1">：</text:span></text:p>
      <text:p text:style-name="P3">recursion<text:span text:style-name="T1">：yes/no，是否允许递归请求</text:span></text:p>
      <text:p text:style-name="P3">allow-recursion<text:span text:style-name="T1">：{address_match_list|any|}none;};，允许递归请求范围</text:span></text:p>
      <text:p text:style-name="P4">recursive-clients：number，客户端执行递归请求数量</text:p>
      <text:p text:style-name="P3"/>
      <text:p text:style-name="P4">NS记录</text:p>
      <text:p text:style-name="P4">子域授权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7:43:32.161883315</meta:creation-date>
    <dc:date>2017-01-29T16:59:46.598638689</dc:date>
    <meta:editing-duration>PT1H33M14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" meta:paragraph-count="13" meta:word-count="91" meta:character-count="224" meta:non-whitespace-character-count="223"/>
  </office:meta>
</office:document-meta>
</file>